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BFBFBF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4" style:family="table-cell">
      <style:table-cell-properties fo:border="0.0069in solid #BFBFBF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Row68" style:family="table-row">
      <style:table-row-properties/>
    </style:style>
    <style:style style:name="TableCell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BFBFBF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8" style:family="table-cell">
      <style:table-cell-properties fo:border="0.0069in solid #BFBFBF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BFBFBF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Row82" style:family="table-row">
      <style:table-row-properties/>
    </style:style>
    <style:style style:name="TableCell8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Row89" style:family="table-row">
      <style:table-row-properties/>
    </style:style>
    <style:style style:name="TableCell90" style:family="table-cell">
      <style:table-cell-properties fo:border="0.0069in solid #BFBFBF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92" style:family="table-cell">
      <style:table-cell-properties fo:border="0.0069in solid #BFBFBF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BFBFBF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Informationen über den Autor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Informationen über den Autor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Info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Name</text:p>
          </table:table-cell>
          <table:table-cell table:style-name="TableCell36">
            <text:p text:style-name="P37">Voller Name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State</text:p>
          </table:table-cell>
          <table:table-cell table:style-name="TableCell43">
            <text:p text:style-name="P44">Status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Created</text:p>
          </table:table-cell>
          <table:table-cell table:style-name="TableCell50">
            <text:p text:style-name="P51">Erstellt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Mail</text:p>
          </table:table-cell>
          <table:table-cell table:style-name="TableCell57">
            <text:p text:style-name="P58">Mail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Administrator</text:p>
          </table:table-cell>
          <table:table-cell table:style-name="TableCell64">
            <text:p text:style-name="P65">Ist Administrator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AboutMe</text:p>
          </table:table-cell>
          <table:table-cell table:style-name="TableCell71">
            <text:p text:style-name="P72">Über den Autor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LinkEdit</text:p>
          </table:table-cell>
          <table:table-cell table:style-name="TableCell78">
            <text:p text:style-name="P79">Bearbeiten</text:p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LinkPassword</text:p>
          </table:table-cell>
          <table:table-cell table:style-name="TableCell85">
            <text:p text:style-name="P86">Neues Passwort<text:s/></text:p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LinkWriters</text:p>
          </table:table-cell>
          <table:table-cell table:style-name="TableCell92">
            <text:p text:style-name="P93">Zur Liste</text:p>
          </table:table-cell>
          <table:table-cell table:style-name="TableCell94">
            <text:p text:style-name="P95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1:32:00Z</dc:date>
    <meta:template xlink:href="Normal.dotm" xlink:type="simple"/>
    <meta:editing-cycles>9</meta:editing-cycles>
    <meta:editing-duration>PT120S</meta:editing-duration>
    <meta:document-statistic meta:page-count="1" meta:paragraph-count="1" meta:word-count="45" meta:character-count="318" meta:row-count="2" meta:non-whitespace-character-count="274"/>
  </office:meta>
</office:document-meta>
</file>